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a538" officeooo:paragraph-rsid="0017a538"/>
    </style:style>
    <style:style style:name="P2" style:family="paragraph" style:parent-style-name="Standard">
      <style:paragraph-properties fo:text-align="start" style:justify-single-word="false"/>
      <style:text-properties officeooo:rsid="0017a538" officeooo:paragraph-rsid="0017a538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7a538" officeooo:paragraph-rsid="0017a538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BIAN – DESABILITAR DESLIGAR AO FECHAR TAMPA NOTEBOOK 25/10/21</text:p>
      <text:p text:style-name="P1">https://unix.stackexchange.com/questions/200125/debian-8-jessie-laptop-stops-working-after-closing-the-laptop-lid</text:p>
      <text:p text:style-name="P1"/>
      <text:p text:style-name="P2">to disable the Lid Switch:</text:p>
      <text:p text:style-name="P2"/>
      <text:p text:style-name="P2">Open the file /etc/systemd/logind.conf as root.</text:p>
      <text:p text:style-name="P2"/>
      <text:p text:style-name="P2">Find this: HandleLidSwitch</text:p>
      <text:p text:style-name="P2"/>
      <text:p text:style-name="P2">If it's commented, uncomment and change the value to ignore. The line after editing should be:</text:p>
      <text:p text:style-name="P2"/>
      <text:p text:style-name="P2">HandleLidSwitch=ignore</text:p>
      <text:p text:style-name="P2">Restart computer and your problem should be gone. Or better restart logind service:</text:p>
      <text:p text:style-name="P2"/>
      <text:p text:style-name="P2">sudo service systemd-logind re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8:02:23.963363269</meta:creation-date>
    <dc:date>2021-10-25T18:03:43.660248849</dc:date>
    <meta:editing-duration>PT1M22S</meta:editing-duration>
    <meta:editing-cycles>1</meta:editing-cycles>
    <meta:document-statistic meta:table-count="0" meta:image-count="0" meta:object-count="0" meta:page-count="1" meta:paragraph-count="9" meta:word-count="57" meta:character-count="509" meta:non-whitespace-character-count="460"/>
    <meta:generator>LibreOffice/6.4.7.2$Linux_X86_64 LibreOffice_project/40$Build-2</meta:generator>
  </office:meta>
</office:document-meta>
</file>